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06cm" svg:height="4.93cm" svg:x="2.497cm" svg:y="3.132cm" svg:viewBox="0 0 5007 4931" svg:d="M2383 4176c980 10 2089-499 2019-1602-71-1104-952-1973-1851-1828s-1825 738-1932 1851c-108 1114 784 1568 1764 1579zM5004 2213c61 1309-796 2561-2630 2705-1833 145-2460-924-2365-2252 96-1327 1315-2510 2679-2653 1362-142 2255 891 2316 2200z">
          <text:p/>
        </draw:path>
        <draw:path draw:style-name="gr2" draw:text-style-name="P1" draw:layer="layout" svg:width="1.188cm" svg:height="1.68cm" draw:transform="skewX (0.000698131700797729) rotate (-0.386415896391545) translate (4.2944799557722cm 1.48440936387439cm)" svg:viewBox="0 0 1189 1681" svg:d="M1189 231c-14 217-347 1111-888 1438-165 101-429-443-229-661 200-219 458-766 472-927 15-161 659-67 645 150z">
          <text:p/>
        </draw:path>
        <draw:path draw:style-name="gr3" draw:text-style-name="P1" draw:layer="layout" svg:width="0.835cm" svg:height="0.55cm" draw:transform="rotate (-2.15617975791379) translate (4.4929876347359cm 2.5668409679315cm)" svg:viewBox="0 0 836 551" svg:d="M434 549c171-16 339-143 390-250 50-109-64-201-193-255-130-52-268-66-432 3-162 69-262 182-153 322 109 138 217 195 388 180z">
          <text:p/>
        </draw:path>
        <draw:path draw:style-name="gr2" draw:text-style-name="P1" draw:layer="layout" svg:width="1.34cm" svg:height="1.567cm" draw:transform="rotate (0.724486172502846) translate (4.6907146862296cm 2.1793608742842cm)" svg:viewBox="0 0 1341 1568" svg:d="M0 245c-3 172 126 829 562 1268 203 183 932-128 750-331-417-464-427-971-434-1122-6-152-875 13-878 185z">
          <text:p/>
        </draw:path>
        <draw:path draw:style-name="gr3" draw:text-style-name="P1" draw:layer="layout" svg:width="0.902cm" svg:height="0.661cm" draw:transform="rotate (-2.15687788961459) translate (5.56645781206569cm 1.7586281084625cm)" svg:viewBox="0 0 903 662" svg:d="M527 644c137-64 329-219 367-367 35-139-27-185-184-243-155-57-351-32-459-3-276 72-309 187-173 370 136 181 313 308 449 243z">
          <text:p/>
        </draw:path>
        <draw:path draw:style-name="gr3" draw:text-style-name="P1" draw:layer="layout" svg:width="0.835cm" svg:height="0.55cm" draw:transform="rotate (-2.15705242253979) translate (6.7381691751043cm 2.360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54:03.666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